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master-page-name="">
      <loext:graphic-properties draw:fill="none"/>
      <style:paragraph-properties fo:margin-left="-1cm" fo:margin-right="-1.101cm" fo:text-indent="0cm" style:auto-text-indent="false" style:page-number="auto" fo:background-color="transparent"/>
      <style:text-properties style:font-name="Liberation Sans" fo:language="en" fo:country="US" officeooo:rsid="001a7b7b" officeooo:paragraph-rsid="001d70a6"/>
    </style:style>
    <style:style style:name="P2" style:family="paragraph" style:parent-style-name="Standard">
      <loext:graphic-properties draw:fill="none"/>
      <style:paragraph-properties fo:margin-left="-1cm" fo:margin-right="-1.101cm" fo:text-indent="0cm" style:auto-text-indent="false" fo:background-color="transparent"/>
      <style:text-properties style:font-name="Liberation Sans" fo:language="en" fo:country="US" officeooo:rsid="001a9d4e" officeooo:paragraph-rsid="001d70a6"/>
    </style:style>
    <style:style style:name="P3" style:family="paragraph" style:parent-style-name="Standard">
      <loext:graphic-properties draw:fill="none"/>
      <style:paragraph-properties fo:margin-left="-1cm" fo:margin-right="-1.101cm" fo:text-indent="0cm" style:auto-text-indent="false" fo:background-color="transparent"/>
      <style:text-properties style:font-name="Liberation Sans" fo:language="en" fo:country="US" officeooo:rsid="001a7b7b" officeooo:paragraph-rsid="001c7efa"/>
    </style:style>
    <style:style style:name="P4" style:family="paragraph" style:parent-style-name="Standard">
      <loext:graphic-properties draw:fill="none"/>
      <style:paragraph-properties fo:margin-left="-1cm" fo:margin-right="-1.101cm" fo:text-indent="0cm" style:auto-text-indent="false" fo:background-color="transparent"/>
      <style:text-properties style:font-name="Liberation Sans" fo:language="en" fo:country="US" officeooo:rsid="00206371" officeooo:paragraph-rsid="001f41a1"/>
    </style:style>
    <style:style style:name="P5" style:family="paragraph" style:parent-style-name="Standard">
      <loext:graphic-properties draw:fill="none"/>
      <style:paragraph-properties fo:margin-left="-1cm" fo:margin-right="-1.101cm" fo:text-indent="0cm" style:auto-text-indent="false" fo:background-color="transparent"/>
      <style:text-properties style:font-name="Liberation Sans" fo:language="en" fo:country="US" officeooo:rsid="002210ba" officeooo:paragraph-rsid="0020e19e"/>
    </style:style>
    <style:style style:name="P6" style:family="paragraph" style:parent-style-name="Standard">
      <loext:graphic-properties draw:fill="none"/>
      <style:paragraph-properties fo:margin-left="-1cm" fo:margin-right="-1.101cm" fo:text-indent="0cm" style:auto-text-indent="false" fo:background-color="transparent"/>
      <style:text-properties style:font-name="Liberation Sans" fo:language="en" fo:country="US" fo:font-weight="bold" officeooo:rsid="002e1db5" officeooo:paragraph-rsid="002e1db5" style:font-weight-asian="bold" style:font-weight-complex="bold"/>
    </style:style>
    <style:style style:name="P7" style:family="paragraph" style:parent-style-name="Standard">
      <loext:graphic-properties draw:fill="none"/>
      <style:paragraph-properties fo:margin-left="-1cm" fo:margin-right="-1.101cm" fo:text-indent="0cm" style:auto-text-indent="false" fo:background-color="transparent"/>
      <style:text-properties style:font-name="Liberation Sans" fo:language="en" fo:country="US" fo:font-weight="bold" officeooo:rsid="002e1db5" officeooo:paragraph-rsid="004dc6f3" style:font-weight-asian="bold" style:font-weight-complex="bold"/>
    </style:style>
    <style:style style:name="P8" style:family="paragraph" style:parent-style-name="Standard">
      <loext:graphic-properties draw:fill="none"/>
      <style:paragraph-properties fo:margin-left="-1cm" fo:margin-right="-1.101cm" fo:text-indent="0cm" style:auto-text-indent="false" fo:background-color="transparent"/>
      <style:text-properties style:font-name="Liberation Sans" fo:language="en" fo:country="US" fo:font-weight="bold" officeooo:rsid="0058834c" officeooo:paragraph-rsid="005b04ec" style:font-weight-asian="bold" style:font-weight-complex="bold"/>
    </style:style>
    <style:style style:name="P9" style:family="paragraph" style:parent-style-name="Standard">
      <loext:graphic-properties draw:fill="none"/>
      <style:paragraph-properties fo:margin-left="-1cm" fo:margin-right="-1.101cm" fo:text-indent="0cm" style:auto-text-indent="false" fo:background-color="transparent"/>
      <style:text-properties style:font-name="Liberation Sans" fo:language="en" fo:country="US" officeooo:rsid="0035fdd4" officeooo:paragraph-rsid="004dc6f3"/>
    </style:style>
    <style:style style:name="P10" style:family="paragraph" style:parent-style-name="Standard">
      <loext:graphic-properties draw:fill="none"/>
      <style:paragraph-properties fo:margin-left="-1cm" fo:margin-right="-1.101cm" fo:text-indent="0cm" style:auto-text-indent="false" fo:background-color="transparent"/>
      <style:text-properties style:font-name="Liberation Sans" fo:language="en" fo:country="US" officeooo:rsid="003176e5" officeooo:paragraph-rsid="0036a627"/>
    </style:style>
    <style:style style:name="P11" style:family="paragraph" style:parent-style-name="Standard">
      <loext:graphic-properties draw:fill="none"/>
      <style:paragraph-properties fo:margin-left="-1cm" fo:margin-right="-1.101cm" fo:text-indent="0cm" style:auto-text-indent="false" fo:background-color="transparent"/>
      <style:text-properties style:font-name="Liberation Sans" fo:language="en" fo:country="US" officeooo:rsid="003176e5" officeooo:paragraph-rsid="004dc6f3"/>
    </style:style>
    <style:style style:name="P12" style:family="paragraph" style:parent-style-name="Standard">
      <loext:graphic-properties draw:fill="none"/>
      <style:paragraph-properties fo:margin-left="-1cm" fo:margin-right="-1.101cm" fo:text-indent="0cm" style:auto-text-indent="false" fo:background-color="transparent"/>
      <style:text-properties style:font-name="Liberation Sans" fo:language="en" fo:country="US" officeooo:rsid="003a65c4" officeooo:paragraph-rsid="004dc6f3"/>
    </style:style>
    <style:style style:name="P13" style:family="paragraph" style:parent-style-name="Standard">
      <loext:graphic-properties draw:fill="none"/>
      <style:paragraph-properties fo:margin-left="-1cm" fo:margin-right="-1.101cm" fo:text-indent="0cm" style:auto-text-indent="false" fo:background-color="transparent"/>
      <style:text-properties style:font-name="Liberation Sans" fo:language="en" fo:country="US" officeooo:rsid="003ae33c" officeooo:paragraph-rsid="004dc6f3"/>
    </style:style>
    <style:style style:name="P14" style:family="paragraph" style:parent-style-name="Standard">
      <loext:graphic-properties draw:fill="none"/>
      <style:paragraph-properties fo:margin-left="-1cm" fo:margin-right="-1.101cm" fo:text-indent="0cm" style:auto-text-indent="false" fo:background-color="transparent"/>
      <style:text-properties style:font-name="Liberation Sans" fo:language="en" fo:country="US" officeooo:rsid="003881d9" officeooo:paragraph-rsid="004d2300"/>
    </style:style>
    <style:style style:name="P15" style:family="paragraph" style:parent-style-name="Standard">
      <loext:graphic-properties draw:fill="none"/>
      <style:paragraph-properties fo:margin-left="-1cm" fo:margin-right="-1.101cm" fo:text-indent="0cm" style:auto-text-indent="false" fo:background-color="transparent"/>
      <style:text-properties style:font-name="Liberation Sans" fo:language="en" fo:country="US" officeooo:rsid="00424d5f" officeooo:paragraph-rsid="003e6650"/>
    </style:style>
    <style:style style:name="P16" style:family="paragraph" style:parent-style-name="Standard">
      <loext:graphic-properties draw:fill="none"/>
      <style:paragraph-properties fo:margin-left="-1cm" fo:margin-right="-1.101cm" fo:text-indent="0cm" style:auto-text-indent="false" fo:background-color="transparent"/>
      <style:text-properties style:font-name="Liberation Sans" fo:language="en" fo:country="US" officeooo:rsid="00424d5f" officeooo:paragraph-rsid="00613924"/>
    </style:style>
    <style:style style:name="P17" style:family="paragraph" style:parent-style-name="Standard">
      <loext:graphic-properties draw:fill="none"/>
      <style:paragraph-properties fo:margin-left="-1cm" fo:margin-right="-1.101cm" fo:text-indent="0cm" style:auto-text-indent="false" fo:background-color="transparent"/>
      <style:text-properties style:font-name="Liberation Sans" fo:language="en" fo:country="US" officeooo:rsid="0034bee6" officeooo:paragraph-rsid="0034bee6"/>
    </style:style>
    <style:style style:name="P18" style:family="paragraph" style:parent-style-name="Standard">
      <loext:graphic-properties draw:fill="none"/>
      <style:paragraph-properties fo:margin-left="-1cm" fo:margin-right="-1.101cm" fo:text-indent="0cm" style:auto-text-indent="false" fo:background-color="transparent"/>
      <style:text-properties style:font-name="Liberation Sans" fo:language="en" fo:country="US" officeooo:rsid="0034bee6" officeooo:paragraph-rsid="004f1afd"/>
    </style:style>
    <style:style style:name="P19" style:family="paragraph" style:parent-style-name="Standard">
      <loext:graphic-properties draw:fill="none"/>
      <style:paragraph-properties fo:margin-left="-1cm" fo:margin-right="-1.101cm" fo:text-indent="0cm" style:auto-text-indent="false" fo:background-color="transparent"/>
      <style:text-properties style:font-name="Liberation Sans" fo:language="en" fo:country="US" officeooo:rsid="004d2300" officeooo:paragraph-rsid="004d2300"/>
    </style:style>
    <style:style style:name="P20" style:family="paragraph" style:parent-style-name="Standard">
      <loext:graphic-properties draw:fill="none"/>
      <style:paragraph-properties fo:margin-left="-1cm" fo:margin-right="-1.101cm" fo:text-indent="0cm" style:auto-text-indent="false" fo:background-color="transparent"/>
      <style:text-properties style:font-name="Liberation Sans" fo:language="en" fo:country="US" officeooo:rsid="0036a627" officeooo:paragraph-rsid="004dc6f3"/>
    </style:style>
    <style:style style:name="P21" style:family="paragraph" style:parent-style-name="Standard">
      <loext:graphic-properties draw:fill="none"/>
      <style:paragraph-properties fo:margin-left="-1cm" fo:margin-right="-1.101cm" fo:text-indent="0cm" style:auto-text-indent="false" fo:background-color="transparent"/>
      <style:text-properties style:font-name="Liberation Sans" fo:language="en" fo:country="US" officeooo:rsid="00297b5d" officeooo:paragraph-rsid="004dc6f3"/>
    </style:style>
    <style:style style:name="P22" style:family="paragraph" style:parent-style-name="Standard">
      <loext:graphic-properties draw:fill="none"/>
      <style:paragraph-properties fo:margin-left="-1cm" fo:margin-right="-1.101cm" fo:text-indent="0cm" style:auto-text-indent="false" fo:background-color="transparent"/>
      <style:text-properties style:font-name="Liberation Sans" fo:language="en" fo:country="US" officeooo:rsid="002b6617" officeooo:paragraph-rsid="004dc6f3"/>
    </style:style>
    <style:style style:name="P23" style:family="paragraph" style:parent-style-name="Standard">
      <loext:graphic-properties draw:fill="none"/>
      <style:paragraph-properties fo:margin-left="-1cm" fo:margin-right="-1.101cm" fo:text-indent="0cm" style:auto-text-indent="false" fo:background-color="transparent"/>
      <style:text-properties style:font-name="Liberation Sans" fo:language="en" fo:country="US" officeooo:rsid="0024c413" officeooo:paragraph-rsid="0020e19e"/>
    </style:style>
    <style:style style:name="P24" style:family="paragraph" style:parent-style-name="Standard">
      <loext:graphic-properties draw:fill="none"/>
      <style:paragraph-properties fo:margin-left="-1cm" fo:margin-right="-1.101cm" fo:text-indent="0cm" style:auto-text-indent="false" fo:background-color="transparent"/>
      <style:text-properties style:font-name="Liberation Sans" fo:language="en" fo:country="US" officeooo:rsid="00231584" officeooo:paragraph-rsid="002210ba"/>
    </style:style>
    <style:style style:name="P25" style:family="paragraph" style:parent-style-name="Standard">
      <loext:graphic-properties draw:fill="none"/>
      <style:paragraph-properties fo:margin-left="-1cm" fo:margin-right="-1.101cm" fo:text-indent="0cm" style:auto-text-indent="false" fo:background-color="transparent"/>
      <style:text-properties style:font-name="Liberation Sans" fo:language="en" fo:country="US" officeooo:rsid="002e1db5" officeooo:paragraph-rsid="0034bee6"/>
    </style:style>
    <style:style style:name="P26" style:family="paragraph" style:parent-style-name="Standard">
      <loext:graphic-properties draw:fill="none"/>
      <style:paragraph-properties fo:margin-left="-1cm" fo:margin-right="-1.101cm" fo:text-indent="0cm" style:auto-text-indent="false" fo:background-color="transparent"/>
      <style:text-properties style:font-name="Liberation Sans" fo:language="en" fo:country="US" officeooo:rsid="002e1db5" officeooo:paragraph-rsid="00539134"/>
    </style:style>
    <style:style style:name="P27" style:family="paragraph" style:parent-style-name="Standard">
      <loext:graphic-properties draw:fill="none"/>
      <style:paragraph-properties fo:margin-left="-1cm" fo:margin-right="-1.101cm" fo:text-indent="0cm" style:auto-text-indent="false" fo:background-color="transparent"/>
      <style:text-properties style:font-name="Liberation Sans" fo:language="en" fo:country="US" officeooo:rsid="004f1afd" officeooo:paragraph-rsid="00553bef"/>
    </style:style>
    <style:style style:name="P28" style:family="paragraph" style:parent-style-name="Standard">
      <loext:graphic-properties draw:fill="none"/>
      <style:paragraph-properties fo:margin-left="-1cm" fo:margin-right="-1.101cm" fo:text-indent="0cm" style:auto-text-indent="false" fo:background-color="transparent"/>
      <style:text-properties style:font-name="Liberation Sans" fo:language="en" fo:country="US" officeooo:rsid="004fb0fd" officeooo:paragraph-rsid="00553bef"/>
    </style:style>
    <style:style style:name="P29" style:family="paragraph" style:parent-style-name="Standard">
      <loext:graphic-properties draw:fill="none"/>
      <style:paragraph-properties fo:margin-left="-1cm" fo:margin-right="-1.101cm" fo:text-indent="0cm" style:auto-text-indent="false" fo:background-color="transparent"/>
      <style:text-properties style:font-name="Liberation Sans" fo:language="en" fo:country="US" officeooo:rsid="00539134" officeooo:paragraph-rsid="00539134"/>
    </style:style>
    <style:style style:name="P30" style:family="paragraph" style:parent-style-name="Standard">
      <loext:graphic-properties draw:fill="none"/>
      <style:paragraph-properties fo:margin-left="-1cm" fo:margin-right="-1.101cm" fo:text-indent="0cm" style:auto-text-indent="false" fo:background-color="transparent"/>
      <style:text-properties style:font-name="Liberation Sans" fo:language="en" fo:country="US" fo:font-weight="normal" officeooo:rsid="0058834c" officeooo:paragraph-rsid="0058834c" style:font-weight-asian="normal" style:font-weight-complex="normal"/>
    </style:style>
    <style:style style:name="P31" style:family="paragraph" style:parent-style-name="Standard">
      <loext:graphic-properties draw:fill="none"/>
      <style:paragraph-properties fo:margin-left="-1cm" fo:margin-right="-1.101cm" fo:text-indent="0cm" style:auto-text-indent="false" fo:background-color="transparent"/>
      <style:text-properties officeooo:rsid="00297b5d" officeooo:paragraph-rsid="004dc6f3"/>
    </style:style>
    <style:style style:name="P32" style:family="paragraph" style:parent-style-name="Standard">
      <loext:graphic-properties draw:fill="none"/>
      <style:paragraph-properties fo:margin-left="-1cm" fo:margin-right="-1.101cm" fo:text-indent="0cm" style:auto-text-indent="false" fo:background-color="transparent"/>
      <style:text-properties officeooo:rsid="002b6617" officeooo:paragraph-rsid="004dc6f3"/>
    </style:style>
    <style:style style:name="P33" style:family="paragraph" style:parent-style-name="Standard">
      <loext:graphic-properties draw:fill="none"/>
      <style:paragraph-properties fo:margin-left="-1cm" fo:margin-right="-1.101cm" fo:text-indent="0cm" style:auto-text-indent="false" fo:background-color="transparent"/>
      <style:text-properties officeooo:rsid="003176e5" officeooo:paragraph-rsid="004dc6f3"/>
    </style:style>
    <style:style style:name="P34" style:family="paragraph" style:parent-style-name="Standard">
      <loext:graphic-properties draw:fill="none"/>
      <style:paragraph-properties fo:margin-left="-1cm" fo:margin-right="-1.101cm" fo:text-indent="0cm" style:auto-text-indent="false" fo:background-color="transparent"/>
      <style:text-properties officeooo:rsid="0034bee6" officeooo:paragraph-rsid="004dc6f3"/>
    </style:style>
    <style:style style:name="P35" style:family="paragraph" style:parent-style-name="Standard">
      <loext:graphic-properties draw:fill="none"/>
      <style:paragraph-properties fo:margin-left="-1cm" fo:margin-right="-1.101cm" fo:text-indent="0cm" style:auto-text-indent="false" fo:background-color="transparent"/>
      <style:text-properties officeooo:paragraph-rsid="001f41a1"/>
    </style:style>
    <style:style style:name="P36" style:family="paragraph" style:parent-style-name="Standard">
      <loext:graphic-properties draw:fill="none"/>
      <style:paragraph-properties fo:margin-left="-1cm" fo:margin-right="-1.101cm" fo:text-indent="0cm" style:auto-text-indent="false" fo:background-color="transparent"/>
      <style:text-properties fo:font-style="normal" fo:font-weight="normal" officeooo:rsid="00297b5d" officeooo:paragraph-rsid="004dc6f3" style:font-style-asian="normal" style:font-weight-asian="normal" style:font-style-complex="normal" style:font-weight-complex="normal"/>
    </style:style>
    <style:style style:name="P37" style:family="paragraph" style:parent-style-name="Standard">
      <loext:graphic-properties draw:fill="none"/>
      <style:paragraph-properties fo:margin-left="-1cm" fo:margin-right="-1.101cm" fo:text-indent="0cm" style:auto-text-indent="false" fo:background-color="transparent"/>
      <style:text-properties officeooo:rsid="0020e19e" officeooo:paragraph-rsid="0020e19e"/>
    </style:style>
    <style:style style:name="P38" style:family="paragraph" style:parent-style-name="Standard">
      <loext:graphic-properties draw:fill="none"/>
      <style:paragraph-properties fo:margin-left="-1cm" fo:margin-right="-1.101cm" fo:text-indent="0cm" style:auto-text-indent="false" fo:background-color="transparent"/>
      <style:text-properties officeooo:rsid="002210ba" officeooo:paragraph-rsid="002210ba"/>
    </style:style>
    <style:style style:name="P39" style:family="paragraph" style:parent-style-name="Standard">
      <loext:graphic-properties draw:fill="none"/>
      <style:paragraph-properties fo:margin-left="-1cm" fo:margin-right="-1.101cm" fo:text-indent="0cm" style:auto-text-indent="false" fo:background-color="transparent"/>
      <style:text-properties officeooo:rsid="00206371" officeooo:paragraph-rsid="004dc6f3"/>
    </style:style>
    <style:style style:name="P40" style:family="paragraph" style:parent-style-name="Standard">
      <loext:graphic-properties draw:fill="none"/>
      <style:paragraph-properties fo:margin-left="0cm" fo:margin-right="-1.101cm" fo:text-indent="0cm" style:auto-text-indent="false" fo:background-color="transparent"/>
      <style:text-properties style:font-name="Liberation Sans" fo:language="en" fo:country="US" officeooo:rsid="004f1afd" officeooo:paragraph-rsid="004f1afd"/>
    </style:style>
    <style:style style:name="P41" style:family="paragraph" style:parent-style-name="Standard">
      <loext:graphic-properties draw:fill="none"/>
      <style:paragraph-properties fo:margin-left="-1cm" fo:margin-right="-1.101cm" fo:text-indent="0cm" style:auto-text-indent="false" fo:background-color="transparent"/>
      <style:text-properties officeooo:rsid="0035fdd4" officeooo:paragraph-rsid="004dc6f3"/>
    </style:style>
    <style:style style:name="T1" style:family="text">
      <style:text-properties officeooo:rsid="001a9d4e"/>
    </style:style>
    <style:style style:name="T2" style:family="text">
      <style:text-properties fo:font-weight="bold" style:font-weight-asian="bold" style:font-weight-complex="bold"/>
    </style:style>
    <style:style style:name="T3" style:family="text">
      <style:text-properties fo:font-weight="bold" officeooo:rsid="001c7efa" style:font-weight-asian="bold" style:font-weight-complex="bold"/>
    </style:style>
    <style:style style:name="T4" style:family="text">
      <style:text-properties fo:font-weight="bold" officeooo:rsid="004c1726" style:font-weight-asian="bold" style:font-weight-complex="bold"/>
    </style:style>
    <style:style style:name="T5" style:family="text">
      <style:text-properties fo:font-weight="bold" officeooo:rsid="002b639e" style:font-weight-asian="bold" style:font-weight-complex="bold"/>
    </style:style>
    <style:style style:name="T6" style:family="text">
      <style:text-properties fo:font-weight="bold" officeooo:rsid="004d2300" style:font-weight-asian="bold" style:font-weight-complex="bold"/>
    </style:style>
    <style:style style:name="T7" style:family="text">
      <style:text-properties fo:font-weight="bold" officeooo:rsid="0024c413" style:font-weight-asian="bold" style:font-weight-complex="bold"/>
    </style:style>
    <style:style style:name="T8" style:family="text">
      <style:text-properties fo:font-weight="bold" officeooo:rsid="0058834c" style:font-weight-asian="bold" style:font-weight-complex="bold"/>
    </style:style>
    <style:style style:name="T9" style:family="text">
      <style:text-properties fo:font-weight="bold" officeooo:rsid="0060b360" style:font-weight-asian="bold" style:font-weight-complex="bold"/>
    </style:style>
    <style:style style:name="T10" style:family="text">
      <style:text-properties officeooo:rsid="001c7efa"/>
    </style:style>
    <style:style style:name="T11" style:family="text">
      <style:text-properties style:font-name="Liberation Sans"/>
    </style:style>
    <style:style style:name="T12" style:family="text">
      <style:text-properties style:font-name="Liberation Sans" fo:language="en" fo:country="US"/>
    </style:style>
    <style:style style:name="T13" style:family="text">
      <style:text-properties style:font-name="Liberation Sans" fo:language="en" fo:country="US" officeooo:rsid="001f41a1"/>
    </style:style>
    <style:style style:name="T14" style:family="text">
      <style:text-properties style:font-name="Liberation Sans" fo:language="en" fo:country="US" officeooo:rsid="00200465"/>
    </style:style>
    <style:style style:name="T15" style:family="text">
      <style:text-properties style:font-name="Liberation Sans" fo:language="en" fo:country="US" fo:font-weight="bold" style:font-weight-asian="bold" style:font-weight-complex="bold"/>
    </style:style>
    <style:style style:name="T16" style:family="text">
      <style:text-properties style:font-name="Liberation Sans" fo:language="en" fo:country="US" fo:font-weight="bold" officeooo:rsid="001f41a1" style:font-weight-asian="bold" style:font-weight-complex="bold"/>
    </style:style>
    <style:style style:name="T17" style:family="text">
      <style:text-properties style:font-name="Liberation Sans" fo:language="en" fo:country="US" fo:font-weight="bold" officeooo:rsid="00231584" style:font-weight-asian="bold" style:font-weight-complex="bold"/>
    </style:style>
    <style:style style:name="T18" style:family="text">
      <style:text-properties style:font-name="Liberation Sans" fo:language="en" fo:country="US" fo:font-weight="bold" officeooo:rsid="002e1db5" style:font-weight-asian="bold" style:font-weight-complex="bold"/>
    </style:style>
    <style:style style:name="T19" style:family="text">
      <style:text-properties style:font-name="Liberation Sans" fo:language="en" fo:country="US" officeooo:rsid="00206371"/>
    </style:style>
    <style:style style:name="T20" style:family="text">
      <style:text-properties style:font-name="Liberation Sans" fo:language="en" fo:country="US" officeooo:rsid="002210ba"/>
    </style:style>
    <style:style style:name="T21" style:family="text">
      <style:text-properties style:font-name="Liberation Sans" fo:language="en" fo:country="US" officeooo:rsid="00231584"/>
    </style:style>
    <style:style style:name="T22" style:family="text">
      <style:text-properties style:font-name="Liberation Sans" fo:language="en" fo:country="US" officeooo:rsid="0024c413"/>
    </style:style>
    <style:style style:name="T23" style:family="text">
      <style:text-properties style:font-name="Liberation Sans" fo:language="en" fo:country="US" officeooo:rsid="00259b8c"/>
    </style:style>
    <style:style style:name="T24" style:family="text">
      <style:text-properties style:font-name="Liberation Sans" fo:language="en" fo:country="US" officeooo:rsid="002664ed"/>
    </style:style>
    <style:style style:name="T25" style:family="text">
      <style:text-properties style:font-name="Liberation Sans" fo:language="en" fo:country="US" officeooo:rsid="0027b10f"/>
    </style:style>
    <style:style style:name="T26" style:family="text">
      <style:text-properties style:font-name="Liberation Sans" fo:language="en" fo:country="US" officeooo:rsid="00297b5d"/>
    </style:style>
    <style:style style:name="T27" style:family="text">
      <style:text-properties style:font-name="Liberation Sans" fo:language="en" fo:country="US" officeooo:rsid="002b639e"/>
    </style:style>
    <style:style style:name="T28" style:family="text">
      <style:text-properties style:font-name="Liberation Sans" fo:language="en" fo:country="US" officeooo:rsid="002b6617"/>
    </style:style>
    <style:style style:name="T29" style:family="text">
      <style:text-properties style:font-name="Liberation Sans" fo:language="en" fo:country="US" officeooo:rsid="002cb993"/>
    </style:style>
    <style:style style:name="T30" style:family="text">
      <style:text-properties style:font-name="Liberation Sans" fo:language="en" fo:country="US" officeooo:rsid="002f7073"/>
    </style:style>
    <style:style style:name="T31" style:family="text">
      <style:text-properties style:font-name="Liberation Sans" fo:language="en" fo:country="US" officeooo:rsid="0034bee6"/>
    </style:style>
    <style:style style:name="T32" style:family="text">
      <style:text-properties style:font-name="Liberation Sans" fo:language="en" fo:country="US" officeooo:rsid="0035cb63"/>
    </style:style>
    <style:style style:name="T33" style:family="text">
      <style:text-properties style:font-name="Liberation Sans" fo:language="en" fo:country="US" officeooo:rsid="0035fdd4"/>
    </style:style>
    <style:style style:name="T34" style:family="text">
      <style:text-properties style:font-name="Liberation Sans" fo:language="en" fo:country="US" officeooo:rsid="0036a627"/>
    </style:style>
    <style:style style:name="T35" style:family="text">
      <style:text-properties style:font-name="Liberation Sans" fo:language="en" fo:country="US" officeooo:rsid="0039ba6e"/>
    </style:style>
    <style:style style:name="T36" style:family="text">
      <style:text-properties style:font-name="Liberation Sans" fo:language="en" fo:country="US" officeooo:rsid="003a65c4"/>
    </style:style>
    <style:style style:name="T37" style:family="text">
      <style:text-properties style:font-name="Liberation Sans" fo:language="en" fo:country="US" officeooo:rsid="003c1e84"/>
    </style:style>
    <style:style style:name="T38" style:family="text">
      <style:text-properties style:font-name="Liberation Sans" fo:language="en" fo:country="US" officeooo:rsid="00492c87"/>
    </style:style>
    <style:style style:name="T39" style:family="text">
      <style:text-properties style:font-name="Liberation Sans" fo:language="en" fo:country="US" officeooo:rsid="004a5cdf"/>
    </style:style>
    <style:style style:name="T40" style:family="text">
      <style:text-properties style:font-name="Liberation Sans" fo:language="en" fo:country="US" officeooo:rsid="004fec16"/>
    </style:style>
    <style:style style:name="T41" style:family="text">
      <style:text-properties style:font-name="Liberation Sans" fo:language="en" fo:country="US" officeooo:rsid="0051bc0e"/>
    </style:style>
    <style:style style:name="T42" style:family="text">
      <style:text-properties style:font-name="Liberation Sans" fo:language="en" fo:country="US" officeooo:rsid="0061b1dd"/>
    </style:style>
    <style:style style:name="T43" style:family="text">
      <style:text-properties style:font-name="Liberation Sans" fo:language="en" fo:country="US" officeooo:rsid="0061e1cf"/>
    </style:style>
    <style:style style:name="T44" style:family="text">
      <style:text-properties style:font-name="Liberation Sans" fo:language="en" fo:country="US" officeooo:rsid="0062b380"/>
    </style:style>
    <style:style style:name="T45" style:family="text">
      <style:text-properties style:text-position="super 58%" style:font-name="Liberation Sans" fo:language="en" fo:country="US" officeooo:rsid="001f41a1"/>
    </style:style>
    <style:style style:name="T46" style:family="text">
      <style:text-properties officeooo:rsid="00259b8c"/>
    </style:style>
    <style:style style:name="T47" style:family="text">
      <style:text-properties officeooo:rsid="003881d9"/>
    </style:style>
    <style:style style:name="T48" style:family="text">
      <style:text-properties officeooo:rsid="0039ba6e"/>
    </style:style>
    <style:style style:name="T49" style:family="text">
      <style:text-properties officeooo:rsid="003ae33c"/>
    </style:style>
    <style:style style:name="T50" style:family="text">
      <style:text-properties officeooo:rsid="003e6650"/>
    </style:style>
    <style:style style:name="T51" style:family="text">
      <style:text-properties officeooo:rsid="0048ac05"/>
    </style:style>
    <style:style style:name="T52" style:family="text">
      <style:text-properties officeooo:rsid="00492c87"/>
    </style:style>
    <style:style style:name="T53" style:family="text">
      <style:text-properties officeooo:rsid="004bb6f7"/>
    </style:style>
    <style:style style:name="T54" style:family="text">
      <style:text-properties officeooo:rsid="004c1726"/>
    </style:style>
    <style:style style:name="T55" style:family="text">
      <style:text-properties fo:font-weight="normal" style:font-weight-asian="normal" style:font-weight-complex="normal"/>
    </style:style>
    <style:style style:name="T56" style:family="text">
      <style:text-properties fo:font-weight="normal" officeooo:rsid="002f7073" style:font-weight-asian="normal" style:font-weight-complex="normal"/>
    </style:style>
    <style:style style:name="T57" style:family="text">
      <style:text-properties fo:font-weight="normal" officeooo:rsid="002ffbf2" style:font-weight-asian="normal" style:font-weight-complex="normal"/>
    </style:style>
    <style:style style:name="T58" style:family="text">
      <style:text-properties fo:font-weight="normal" officeooo:rsid="003a65c4" style:font-weight-asian="normal" style:font-weight-complex="normal"/>
    </style:style>
    <style:style style:name="T59" style:family="text">
      <style:text-properties fo:font-weight="normal" officeooo:rsid="004a5cdf" style:font-weight-asian="normal" style:font-weight-complex="normal"/>
    </style:style>
    <style:style style:name="T60" style:family="text">
      <style:text-properties fo:font-weight="normal" officeooo:rsid="003176e5" style:font-weight-asian="normal" style:font-weight-complex="normal"/>
    </style:style>
    <style:style style:name="T61" style:family="text">
      <style:text-properties fo:font-weight="normal" officeooo:rsid="004d2300" style:font-weight-asian="normal" style:font-weight-complex="normal"/>
    </style:style>
    <style:style style:name="T62" style:family="text">
      <style:text-properties fo:font-weight="normal" officeooo:rsid="0024c413" style:font-weight-asian="normal" style:font-weight-complex="normal"/>
    </style:style>
    <style:style style:name="T63" style:family="text">
      <style:text-properties fo:font-weight="normal" officeooo:rsid="00593b7f" style:font-weight-asian="normal" style:font-weight-complex="normal"/>
    </style:style>
    <style:style style:name="T64" style:family="text">
      <style:text-properties fo:font-weight="normal" officeooo:rsid="005b04ec" style:font-weight-asian="normal" style:font-weight-complex="normal"/>
    </style:style>
    <style:style style:name="T65" style:family="text">
      <style:text-properties fo:font-weight="normal" officeooo:rsid="005e190b" style:font-weight-asian="normal" style:font-weight-complex="normal"/>
    </style:style>
    <style:style style:name="T66" style:family="text">
      <style:text-properties fo:font-weight="normal" officeooo:rsid="00632791" style:font-weight-asian="normal" style:font-weight-complex="normal"/>
    </style:style>
    <style:style style:name="T67" style:family="text">
      <style:text-properties officeooo:rsid="004d8f15"/>
    </style:style>
    <style:style style:name="T68" style:family="text">
      <style:text-properties officeooo:rsid="004dc6f3"/>
    </style:style>
    <style:style style:name="T69" style:family="text">
      <style:text-properties officeooo:rsid="002cb993"/>
    </style:style>
    <style:style style:name="T70" style:family="text">
      <style:text-properties officeooo:rsid="004f1afd"/>
    </style:style>
    <style:style style:name="T71" style:family="text">
      <style:text-properties officeooo:rsid="0020e19e"/>
    </style:style>
    <style:style style:name="T72" style:family="text">
      <style:text-properties officeooo:rsid="004fec16"/>
    </style:style>
    <style:style style:name="T73" style:family="text">
      <style:text-properties officeooo:rsid="0051bc0e"/>
    </style:style>
    <style:style style:name="T74" style:family="text">
      <style:text-properties officeooo:rsid="00539134"/>
    </style:style>
    <style:style style:name="T75" style:family="text">
      <style:text-properties officeooo:rsid="00553bef"/>
    </style:style>
    <style:style style:name="T76" style:family="text">
      <style:text-properties fo:color="#000080" fo:language="zxx" fo:country="none" style:text-underline-style="solid" style:text-underline-width="auto" style:text-underline-color="font-color" fo:font-weight="normal" style:language-asian="zxx" style:country-asian="none" style:font-weight-asian="normal" style:language-complex="zxx" style:country-complex="none" style:font-weight-complex="normal"/>
    </style:style>
    <style:style style:name="T77" style:family="text">
      <style:text-properties officeooo:rsid="005b04ec"/>
    </style:style>
    <style:style style:name="T78" style:family="text">
      <style:text-properties officeooo:rsid="005cdc2e"/>
    </style:style>
    <style:style style:name="T79" style:family="text">
      <style:text-properties officeooo:rsid="005e190b"/>
    </style:style>
    <style:style style:name="T80" style:family="text">
      <style:text-properties officeooo:rsid="005eda15"/>
    </style:style>
    <style:style style:name="T81" style:family="text">
      <style:text-properties officeooo:rsid="0060b360"/>
    </style:style>
    <style:style style:name="T82" style:family="text">
      <style:text-properties officeooo:rsid="0061b1dd"/>
    </style:style>
    <style:style style:name="T83" style:family="text">
      <style:text-properties officeooo:rsid="0061e1cf"/>
    </style:style>
    <style:style style:name="T84" style:family="text">
      <style:text-properties officeooo:rsid="0063279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Introduction.</text:span><text:line-break/>I became a licensed radio amateur when I retired some 10 years ago, <text:span text:style-name="T78">my call is ON4JRT</text:span>. <text:s/><text:line-break/><text:span text:style-name="T10">Alas, moving to </text:span>an apartment building <text:span text:style-name="T10">a</text:span> few years ago I los<text:span text:style-name="T10">t</text:span> the possibility to <text:span text:style-name="T10">install </text:span>a decent antenna. <text:s/><text:span text:style-name="T46">Even if I had the permission to install an antenna on the roof, the QRM generated by the building itself and the surrounding town would probably have made a clean reception almost impossible. <text:s/></text:span><text:line-break/><text:span text:style-name="T1">A friend, who lives in the country side and to whom I am eternally grateful, came to my rescue and allowed me to install a remote transceiver and a modest antenna in his garden.</text:span></text:p>
      <text:p text:style-name="P2">There are several remote transceiver project<text:span text:style-name="T52">s</text:span> described on the internet. <text:s/>Whilst they all are certainly more sophisticated and more perform<text:span text:style-name="T82">ing</text:span> than <text:span text:style-name="T48">the rather</text:span> simple system <text:span text:style-name="T48">presented here</text:span>, they are also much more demanding in resources (space, power, money, ...). <text:s/>I wanted a small stand alone system that would be self sustaining <text:span text:style-name="T52">(save for an internet connection)</text:span>, <text:span text:style-name="T48">not too conspicuous</text:span> and not too expensive. <text:s/><text:line-break/><text:span text:style-name="T68">Hence this </text:span>project, <text:span text:style-name="T72">which </text:span>eventually <text:span text:style-name="T82">was successful </text:span>after a few trials<text:span text:style-name="T68">.</text:span> <text:s/><text:span text:style-name="T81">Its aim is to provide me with an remotely located transceiver for my own use, it is by no means a “public” transceiver available to other OM’s. </text:span><text:line-break/><text:span text:style-name="T46">Like all engineering endeavor it consist of a series of choices and compromises, so don’t shoot the pianist. <text:s/><text:line-break/></text:span></text:p>
      <text:p text:style-name="P3"/>
      <text:p text:style-name="P3"><text:span text:style-name="T3">The concept. </text:span><text:span text:style-name="T10"><text:line-break/>The remote transceiver system consists of several parts: <text:s/>A transceiver (obviously), a HF antenna, a battery, a small solar panel, a controller with a WiFi transceiver and a controller for the solar panel. <text:s/>Except for the HF antenna and the solar panel everything is enclosed in a small plastic housing of about 5 liter in volume. <text:line-break/>The remote transceiver communicates (i.e. the bidirectional data flows for sound, CAT and control) over the internet with a home device. <text:s/>This home device contains a simple user interface allowing some control over the remote device. <text:s/>Sound input and output is also available on this home device, as is a CAT interface. <text:s/>If I were a better PC/Posix software programmer I would probably gotten rid of the home device. <text:s/>Having the home device as a physical thing eases however the development (at least for me) while not adding too much to the cost. <text:s/></text:span><text:line-break/></text:p>
      <text:p text:style-name="P35"><text:span text:style-name="T16">The transceiver.</text:span><text:span text:style-name="T13"><text:line-break/>After some search, I came across the µBIT-X (“</text:span><text:a xlink:type="simple" xlink:href="https://www.hfsignals.com/index.php/ubitx/" text:style-name="Internet_20_link" text:visited-style-name="Visited_20_Internet_20_Link"><text:span text:style-name="T11">https://www.hfsignals.com/index.php/ubitx/</text:span></text:a><text:span text:style-name="T13">”) </text:span><text:span text:style-name="T23">sold as </text:span><text:span text:style-name="T13">a semi assembled kit developed by Ashhar Farhan </text:span><text:span text:style-name="T38">(</text:span><text:span text:style-name="T13">VU2ESE</text:span><text:span text:style-name="T38">)</text:span><text:span text:style-name="T13">, now in its </text:span><text:span text:style-name="T14">6</text:span><text:span text:style-name="T45">th</text:span><text:span text:style-name="T13"> version </text:span><text:span text:style-name="T14">(I </text:span><text:span text:style-name="T19">got</text:span><text:span text:style-name="T14"> </text:span><text:span text:style-name="T19">the previous </text:span><text:span text:style-name="T14">version </text:span><text:span text:style-name="T19">for this project</text:span><text:span text:style-name="T14">)</text:span><text:span text:style-name="T13">. <text:s/>It is a </text:span><text:span text:style-name="T19">simple but </text:span><text:span text:style-name="T13">rather </text:span><text:span text:style-name="T19">well designed</text:span><text:span text:style-name="T13"> multi band HF QRP transceiver </text:span><text:span text:style-name="T14">based on a double </text:span><text:span text:style-name="T38">super</text:span><text:span text:style-name="T14"> </text:span><text:span text:style-name="T40">architecture</text:span><text:span text:style-name="T14"> and bidirectional amplifiers (it uses almost all the building blocks for reception as well as for transmission). <text:s/>It is well documented, </text:span><text:span text:style-name="T23">has a </text:span><text:span text:style-name="T40">large</text:span><text:span text:style-name="T23"> fan club</text:span><text:span text:style-name="T14"> and most of </text:span><text:span text:style-name="T38">the</text:span><text:span text:style-name="T19"> </text:span><text:span text:style-name="T14">suggested improvements are officially endorsed.<text:line-break/>Coming out of the box, it needs to be calibrated and tuned (a bit). <text:s/>Apart from the CAT baud rate </text:span><text:span text:style-name="T13">I didn’t </text:span><text:span text:style-name="T38">feel the need to </text:span><text:span text:style-name="T13">modify </text:span><text:span text:style-name="T14">a</text:span><text:span text:style-name="T40">ny</text:span><text:span text:style-name="T14">thing. <text:s/></text:span><text:span text:style-name="T19">Obviously I didn’t install the LCD </text:span><text:span text:style-name="T20">or the rotary encoder </text:span><text:span text:style-name="T19">(since nobody would look/</text:span><text:span text:style-name="T20">touch</text:span><text:span text:style-name="T19"> at it), all control is performed via the CAT connection </text:span><text:span text:style-name="T24">over the internet from the home device</text:span><text:span text:style-name="T19">, and </text:span><text:span text:style-name="T20">even </text:span><text:span text:style-name="T19">then, very little of </text:span><text:span text:style-name="T20">the CAT commands are</text:span><text:span text:style-name="T19"> </text:span><text:span text:style-name="T42">really </text:span><text:span text:style-name="T19">used. <text:s/></text:span></text:p>
      <text:p text:style-name="P4"/>
      <text:p text:style-name="P7">The µBIT-X controller, hardware.</text:p>
      <text:p text:style-name="P33"><text:span text:style-name="T12">Beginning with the power supply: a DC/DC controller </text:span><text:span text:style-name="T31">reduce</text:span><text:span text:style-name="T36">s</text:span><text:span text:style-name="T31"> the battery voltage to 4V, from there three linear regulators make the </text:span><text:span text:style-name="T36">necessary </text:span><text:span text:style-name="T31">3.3V digital, 3.3V analog and 1.8V respectively.</text:span></text:p>
      <text:p text:style-name="P34"><text:span text:style-name="T12">An ESP32-WROOM module is the core of the controller, </text:span><text:span text:style-name="T33">this awesome </text:span><text:span text:style-name="T36">micro</text:span><text:span text:style-name="T33">processor includes the WiFi transceiver, performs all relevant IP chores and runs </text:span><text:span text:style-name="T32">all </text:span><text:span text:style-name="T33">the application </text:span><text:span text:style-name="T32">software. <text:s/><text:line-break/>I</text:span><text:span text:style-name="T12">t </text:span><text:span text:style-name="T32">then </text:span><text:span text:style-name="T12">interfaces a WM8</text:span><text:span text:style-name="T37">7</text:span><text:span text:style-name="T12">3</text:span><text:span text:style-name="T37">1</text:span><text:span text:style-name="T12"> codec </text:span><text:span text:style-name="T32">by a I2Sbus for the digital sound and a I2Cbus for </text:span><text:span text:style-name="T37">its</text:span><text:span text:style-name="T32"> control. <text:s/></text:span><text:span text:style-name="T33">This codec is a straight forward 16bit stereo ADC and DAC combination, it is </text:span><text:span text:style-name="T39">programmed </text:span><text:span text:style-name="T42">in this case </text:span><text:span text:style-name="T39">for</text:span><text:span text:style-name="T33"> a sampling rate of 8kHz, </text:span><text:span text:style-name="T37">yielding a sound bandwidth of 3400Hz, </text:span><text:span text:style-name="T33">its dynamic range exceeds 90dB. <text:s/></text:span><text:span text:style-name="T32">The analog </text:span><text:span text:style-name="T12">sound input and output </text:span><text:span text:style-name="T32">from the codec</text:span><text:span text:style-name="T12"> </text:span><text:span text:style-name="T32">goes through a set of </text:span><text:span text:style-name="T33">isolating </text:span><text:span text:style-name="T32">600 Ohm 1:1 audio </text:span><text:soft-page-break/><text:span text:style-name="T32">transformers and trimpot</text:span><text:span text:style-name="T33">s</text:span><text:span text:style-name="T32"> to the µBIT-X sound stages. </text:span><text:span text:style-name="T12"><text:s text:c="2"/><text:line-break/></text:span><text:span text:style-name="T32">The first UART of the ESP32 is exclusively used for programming and debugging. <text:s/></text:span></text:p>
      <text:p text:style-name="P34"><text:span text:style-name="T32">The second UART interfaces the CAT of the µBIT-X including a PTT line. <text:s/>This interface is isolated with a set of optocouplers, limiting the baud rate to 4800. <text:s/>Note that the RD and TD lines of this interface actually bypass the USB-UART chip on the Arduino Nano </text:span><text:span text:style-name="T33">board of the</text:span><text:span text:style-name="T32"> µBIT-X, luckily </text:span><text:span text:style-name="T40">a s</text:span><text:span text:style-name="T32">eries resistor </text:span><text:span text:style-name="T40">was placed in the RD line of </text:span><text:span text:style-name="T32">th</text:span><text:span text:style-name="T39">is</text:span><text:span text:style-name="T32"> Arduino Nano, </text:span><text:span text:style-name="T40">hence no track cutting was ne</text:span><text:span text:style-name="T42">scessary</text:span><text:span text:style-name="T32">.<text:line-break/>The third UART interfaces the Solar Controller board, </text:span><text:span text:style-name="T33">it is also fit with optocouplers.<text:line-break/>At last the board is equipped with a PMOS switch capable of </text:span><text:span text:style-name="T42">more than </text:span><text:span text:style-name="T33">2A to power the µBIT-X itself </text:span><text:span text:style-name="T42">when required</text:span><text:span text:style-name="T33">. </text:span></text:p>
      <text:p text:style-name="P9"/>
      <text:p text:style-name="P41"><text:span text:style-name="T12">A</text:span><text:span text:style-name="T39">n additional </text:span><text:span text:style-name="T12">small board comprising a simple </text:span><text:span text:style-name="T43">tandem match</text:span><text:span text:style-name="T12"> </text:span><text:span text:style-name="T37">type </text:span><text:span text:style-name="T12">VSWR bridge </text:span><text:span text:style-name="T34">is mounted directly </text:span><text:span text:style-name="T37">on</text:span><text:span text:style-name="T34"> the </text:span><text:span text:style-name="T37">antenna</text:span><text:span text:style-name="T34"> </text:span><text:span text:style-name="T37">input/</text:span><text:span text:style-name="T34">output of the µBIT-X. <text:s/>The detected forward and reflected signals are fed into the ADC inputs of the ESP32. <text:s/></text:span><text:span text:style-name="T39">With the help of </text:span><text:span text:style-name="T36">some math </text:span><text:span text:style-name="T43">and calibration</text:span><text:span text:style-name="T36">, </text:span><text:span text:style-name="T43">it</text:span><text:span text:style-name="T40"> gives a </text:span><text:span text:style-name="T43">rather good </text:span><text:span text:style-name="T40">indication o</text:span><text:span text:style-name="T34">f the HF power and VSWR</text:span><text:span text:style-name="T39"> </text:span><text:span text:style-name="T34">during transmi</text:span><text:span text:style-name="T37">t</text:span><text:span text:style-name="T34">. <text:s/></text:span></text:p>
      <text:p text:style-name="P32"><text:span text:style-name="T12"><text:line-break/></text:span><text:span text:style-name="T18">The µBIT-X controller, software.</text:span></text:p>
      <text:p text:style-name="P20">The software was build on the Arduino IDE (version 1.8.12) with the ESP32 plug in and libraries (version 1.0.4). <text:s/>It took several months of writing and careful testing, having the home device nearby was a great help. <text:line-break/><text:span text:style-name="T81">The software was not especially designed to be universal or portable. <text:s/>The several parameters like the IP addresses, URL’s, etc. are “hard coded” in the software, no attempt was made for now to store them in a file structure or other form of non volatile memory. <text:s/>Hence there is no way to change them without recompiling the entire software. <text:line-break/>The software includes the interesting possibility of being updated “over the air”, i.e. via the WiFi as per the method recommended by Espressif. <text:s/>This was tested but not yet used, an additional port forwarding on the remote router is needed tor this. </text:span></text:p>
      <text:p text:style-name="P11"/>
      <text:p text:style-name="P12">The setup part of the software <text:span text:style-name="T49">starts with</text:span> the initialization of the several internal and external peripherals. <text:s/>After that a WiFi connection with <text:span text:style-name="T83">one of the</text:span> <text:span text:style-name="T49">friendly WiFi AP’s is established, that done the µBIT-X Controller will synchronizes with an NTP server, checking in at a DDNS server and send a short e-mail as a sign of live. <text:s/>Once the setup is done two endless loops will take care of business until powered off. <text:s/><text:line-break/>One of the loops is dedicated to the audio interface, seeing to it that the digital sound samples flow in and out the codec through the I2Sbus at a constant rate of 8kHz. <text:line-break/>The other loop will handle the incoming and outgoing UDP packets. <text:s/>Outgoing packets are sent only when incoming UDP packets are present, i.e. only during a connection between the µBIT-X controller and the home device. <text:s/></text:span></text:p>
      <text:p text:style-name="P13">The data in each packet is split into three separate flows, the biggest one being the sound, a smaller one for the CAT going directly to/from the µBIT-X and the last one for the housekeeping of the µBIT-X Controller itself and the Solar Controller. <text:s/></text:p>
      <text:p text:style-name="P11"><text:span text:style-name="T53">During a connection there is a UDP flow of 25 packets per second in each direction. Each packet has 660 bytes is build as follows:<text:line-break/>-</text:span> bytes 0...639 : <text:s text:c="3"/>320 16bit sound samples, 8000 samples/s</text:p>
      <text:p text:style-name="P11">- byte 640...<text:span text:style-name="T47">641</text:span> : <text:s/>packet count <text:span text:style-name="T47">and control byte, including the PTT bit</text:span></text:p>
      <text:p text:style-name="P11">- byte 642...646 : <text:s text:c="2"/>CAT bytes, max 5 <text:span text:style-name="T47">to/from the µBIT-X</text:span></text:p>
      <text:p text:style-name="P11">- byte 647...659 : <text:s text:c="2"/>CTL bytes, max 13 <text:span text:style-name="T47">to/from the Solar Controller<text:line-break/>The sound samples of the incoming packets are stored in a circular buffer of 1s. <text:s/>Currently there is no provision made to cope with lost packets, if the circular buffer runs out, silence is send to the codec until its filled again for at least a quarter. <text:s/>Packet loss has not been a problem so far, typically no more than one packet per thousand gets lost. <text:line-break/>Likewise, differential drift of the sample clock, the 8kHz sampling rates at send and receive sides are not exactly equal, is simply ignored, though I may change this in future.</text:span></text:p>
      <text:p text:style-name="P11"><text:soft-page-break/></text:p>
      <text:p text:style-name="P11"><text:span text:style-name="T50">A few words about the IP addressing. <text:s/>In normal circumstances both the home device and µBIT-X Controller are connected to their respective WiFI AP’s that are typically part of a modem router devices provided by Internet Access operators. <text:s/>The IP addresses of these devices are variable over time as the operators see fit. <text:s/>Hence the use of a DDNS server, the free service “www.duckdns.org” was chosen here. <text:s/>Both sides of the link are then known by their URL’s i.e. “remote_name.duckdns.org” and “home_name.duckdns.org” respectively. <text:s/><text:line-break/>That is one problem solved, still the packets need to pass the modem routers and be directed to the devices. <text:s/>This is done by setting a port forwarding for the appropriate port number in the modem router at both sides. <text:line-break/>Most modem routers have the tendency to assign a new IP address to the devices each time they connect. <text:s/>In order to avoid that, fixed IP addresses are organized for each device, hence the port forwarding can be set once and for all. <text:s/>The fixed IP addresses should carefully be chosen in order not to disturb the other IP stations on the local <text:s/>area (i.e. choosing one outside of the DHCP range of the modem). <text:s/><text:line-break/>A more elegant solution to avoid the fixed IP addresses and the port forwarding settings in the modem routers would be the use of the UPnP method. <text:s/>There are good libraries for this method, e.g. “</text:span><text:a xlink:type="simple" xlink:href="https://github.com/ofekp/TinyUPnP" text:style-name="Internet_20_link" text:visited-style-name="Visited_20_Internet_20_Link"><text:span text:style-name="T50">https://github.com/ofekp/TinyUPnP</text:span></text:a><text:span text:style-name="T50">”, with which I played a bit. <text:s/>It probably works but I was not able to test it due to some issues with my own modem router, so I stick with the port forwarding and fixed IP addresses for now. </text:span></text:p>
      <text:p text:style-name="P11"/>
      <text:p text:style-name="P36"><text:span text:style-name="T17">T</text:span><text:span text:style-name="T15">he solar panel controller.</text:span><text:span text:style-name="T12"><text:line-break/></text:span><text:span text:style-name="T28">The</text:span><text:span text:style-name="T27"> µBIT-X controller board (see further) takes about 38mA during normal operation (the µBIT-X itself being </text:span><text:span text:style-name="T35">turned </text:span><text:span text:style-name="T27">off), </text:span><text:span text:style-name="T28">this</text:span><text:span text:style-name="T27"> was deemed too much to have it continuously running. <text:s/>Hence a scheme </text:span><text:span text:style-name="T28">was preferred </text:span><text:span text:style-name="T27">where the remote transceiver would become available </text:span><text:span text:style-name="T28">through the internet </text:span><text:span text:style-name="T27">for a few hours </text:span><text:span text:style-name="T39">everyday </text:span><text:span text:style-name="T27">at some predetermined time, e.g. </text:span><text:span text:style-name="T28">from</text:span><text:span text:style-name="T27"> 8 o’clock in the evening </text:span><text:span text:style-name="T28">till </text:span><text:span text:style-name="T44">midnight</text:span><text:span text:style-name="T27">. <text:s/></text:span><text:span text:style-name="T29">This scheme works for me, </text:span><text:span text:style-name="T41">though it may </text:span><text:span text:style-name="T44">not be the case for</text:span><text:span text:style-name="T41"> everybody. </text:span><text:span text:style-name="T29"><text:s/></text:span></text:p>
      <text:p text:style-name="P31"><text:span text:style-name="T12">For th</text:span><text:span text:style-name="T29">is alarm clock/timer </text:span><text:span text:style-name="T12">function a </text:span><text:span text:style-name="T29">24 hour </text:span><text:span text:style-name="T12">real time clock </text:span><text:span text:style-name="T29">was </text:span><text:span text:style-name="T12">implemented in software. <text:s/></text:span><text:span text:style-name="T27">The </text:span><text:span text:style-name="T39">power </text:span><text:span text:style-name="T27">on time, the </text:span><text:span text:style-name="T39">power </text:span><text:span text:style-name="T27">off time and </text:span><text:span text:style-name="T28">also </text:span><text:span text:style-name="T27">the current time are settable remotely </text:span><text:span text:style-name="T29">once a connection with the home device has been made.</text:span><text:span text:style-name="T27"> <text:s/></text:span><text:span text:style-name="T12"><text:s text:c="2"/><text:line-break/></text:span><text:span text:style-name="T29">Besides of the above function the solar controller board </text:span><text:span text:style-name="T44">is</text:span><text:span text:style-name="T29"> also </text:span><text:span text:style-name="T44">supervising </text:span><text:span text:style-name="T29">the charge of the battery. <text:s/></text:span><text:span text:style-name="T12">Th</text:span><text:span text:style-name="T29">is </text:span><text:span text:style-name="T12">function is kept extremely simple: when the battery voltage rises higher than 12.</text:span><text:span text:style-name="T41">3</text:span><text:span text:style-name="T12">V a PMOS switch is opened prohibiting the further charging of the battery from the solar panel. <text:s/>Likewise, if the battery voltage falls below 9.3V an other PMOS switch will cut the load (i.e. the rest of the system) in order to protect the battery from deep discharge damage. <text:s/></text:span><text:span text:style-name="T30">As the solar panel itself behaves very much like a current source and yields at most about 0.6A, no attempt is made to limit the charging current, it remains well below the maximum charging current of the Li-Ion battery. </text:span></text:p>
      <text:p text:style-name="P21">This little board was designed some four years ago, <text:span text:style-name="T69">it is built around the ATtiny84 chip and is furthermore connected via a serial port to the µBIT-X controller for housekeeping, such as the above mentioned timings, the battery voltage and the temperature inside the box. <text:s/>It takes a mere 3mA (continuously) from the battery. </text:span></text:p>
      <text:p text:style-name="P4"/>
      <text:p text:style-name="P37"><text:span text:style-name="T15">The battery. </text:span><text:span text:style-name="T12"><text:line-break/>Nothing very much is to be said about the battery, it is just an assembly of 18 Li-Ion cells of the 18650 format, 6 in parallel and 3 in series, yielding a nominal voltage of 11.1V and a capacity of 13Ah. <text:s/><text:line-break/>Nothing is foreseen to perform load balancing, </text:span><text:span text:style-name="T20">as is typical </text:span><text:span text:style-name="T35">for </text:span><text:span text:style-name="T20">Li-Ion </text:span><text:span text:style-name="T35">batteries</text:span><text:span text:style-name="T12">. <text:s/></text:span><text:span text:style-name="T20">A</text:span><text:span text:style-name="T12">fter </text:span><text:span text:style-name="T41">three</text:span><text:span text:style-name="T12"> “campaigns” in the field of 6 months each, no </text:span><text:span text:style-name="T20">significant voltage drift was noted on the individual cell groups. <text:s/>This may be due to the rather gentle use of this battery, it is used mostly when nearly full (close to 12V), charged with no more than 0.6A (limited by the solar panel) and discharged with no more than 1.5A (</text:span><text:span text:style-name="T24">µBIT-X </text:span><text:span text:style-name="T20">transmitting) </text:span><text:span text:style-name="T24">and th</text:span><text:span text:style-name="T35">e latter </text:span><text:span text:style-name="T24">only </text:span><text:span text:style-name="T20">during short period</text:span><text:span text:style-name="T24">s</text:span><text:span text:style-name="T20">. <text:s/><text:line-break/></text:span><text:span text:style-name="T22">There is some concern about the temperature range of the the Li-Ion batteries: 0...40°C, which can </text:span><text:soft-page-break/><text:span text:style-name="T22">easily be overreached during cold winters and hot summers. <text:s/>A thin Aluminum sheet is foreseen behind the south side of the </text:span><text:span text:style-name="T41">housing</text:span><text:span text:style-name="T22"> to provide some shade for it. </text:span></text:p>
      <text:p text:style-name="P23"/>
      <text:p text:style-name="P22"><text:span text:style-name="T5">T</text:span><text:span text:style-name="T7">he </text:span><text:span text:style-name="T6">housing</text:span><text:span text:style-name="T7">.</text:span><text:span text:style-name="T62"><text:line-break/></text:span><text:span text:style-name="T56">A regular </text:span><text:span text:style-name="T57">fridge/</text:span><text:span text:style-name="T56">kitchen type PE box </text:span><text:span text:style-name="T58">with a watertight </text:span><text:span text:style-name="T56">lid of roughly 300*200*100mm </text:span><text:span text:style-name="T57">(ca. 5 liter) </text:span><text:span text:style-name="T56">was chosen as a housing for the entire </text:span><text:span text:style-name="T61">remote </text:span><text:span text:style-name="T56">system. <text:s/>A</text:span><text:span text:style-name="T61">n</text:span><text:span text:style-name="T56"> unorthodox choice, but </text:span><text:span text:style-name="T59">there were </text:span><text:span text:style-name="T56">never any problems with rain or weather during the accumulated 18 plus months of outdoor live </text:span><text:span text:style-name="T57">so far</text:span><text:span text:style-name="T56">. <text:s/><text:line-break/>The box </text:span><text:span text:style-name="T57">is traversed by two cables, one for the HF antenna (RG 58 coax) and one for the solar panel (round </text:span><text:span text:style-name="T60">flexible twin </text:span><text:span text:style-name="T57">electricity cable), both foreseen with pressure glands. <text:line-break/>Two “feet” are furthermore foreseen to enable the box to stand upright with its 200mm side vertical. <text:s/><text:line-break/>The rear part of the box is reserved for the battery, the front part for the WiFi antenna (a double </text:span><text:span text:style-name="T60">bi</text:span><text:span text:style-name="T57">quad), </text:span><text:span text:style-name="T60">the </text:span><text:span text:style-name="T57">in between </text:span><text:span text:style-name="T60">space is filled with the µBIT-X, the µBIT-X controller and the solar controller. <text:s/>It was a bit of a shoe horn exercise, but nobody did complain... <text:line-break/>A few pouches of silica gel drying agent were inserted before the final closure of the lid. </text:span></text:p>
      <text:p text:style-name="P5"/>
      <text:p text:style-name="P38"><text:span text:style-name="T15">The solar panel.</text:span><text:span text:style-name="T12"><text:line-break/></text:span><text:span text:style-name="T21">The solar panel looks a bit like a picture frame, a slim Aluminum frame </text:span><text:span text:style-name="T30">holds</text:span><text:span text:style-name="T21"> two </text:span><text:span text:style-name="T35">sheets</text:span><text:span text:style-name="T21"> of glass between which </text:span><text:span text:style-name="T25">35 </text:span><text:span text:style-name="T26">poly-crystalline </text:span><text:span text:style-name="T21">photo voltaic cells are mounted </text:span><text:span text:style-name="T28">in series</text:span><text:span text:style-name="T21">. <text:s/>It</text:span><text:span text:style-name="T44">s</text:span><text:span text:style-name="T21"> dim</text:span><text:span text:style-name="T12">ension </text:span><text:span text:style-name="T44">is</text:span><text:span text:style-name="T21"> </text:span><text:span text:style-name="T26">330*290</text:span><text:span text:style-name="T21">m</text:span><text:span text:style-name="T12">m. <text:s/></text:span><text:span text:style-name="T28">I</text:span><text:span text:style-name="T21">t is rated 10W by the manufacturer, if exposed perpendicular to the sun during a clear day it would yield about 1</text:span><text:span text:style-name="T25">7.5</text:span><text:span text:style-name="T21">V (open circuit) and 0.6A (short circuit). <text:s/>It </text:span><text:span text:style-name="T28">is</text:span><text:span text:style-name="T21"> installed in the garden </text:span><text:span text:style-name="T28">more or less in an open space, </text:span><text:span text:style-name="T21">near to the remote transceiver box, facing south and tilted at 45°. <text:line-break/>Theoretically, considering the statistics for my </text:span><text:span text:style-name="T26">part of the world</text:span><text:span text:style-name="T21">, it would yield </text:span><text:span text:style-name="T26">3.</text:span><text:span text:style-name="T39">5</text:span><text:span text:style-name="T21">Ah on a</text:span><text:span text:style-name="T26">n</text:span><text:span text:style-name="T21"> </text:span><text:span text:style-name="T26">average</text:span><text:span text:style-name="T21"> summer day and </text:span><text:span text:style-name="T26">0.7</text:span><text:span text:style-name="T21">Ah on a</text:span><text:span text:style-name="T26">n</text:span><text:span text:style-name="T21"> </text:span><text:span text:style-name="T26">average </text:span><text:span text:style-name="T21">winter day. <text:s/>Plenty to play with, at least during summer. <text:s/></text:span></text:p>
      <text:p text:style-name="P24"/>
      <text:p text:style-name="P39"><text:span text:style-name="T17">The antenna.</text:span><text:span text:style-name="T21"><text:line-break/>Discretion is the keyword here, a simple 20m band wire dipole was installed </text:span><text:span text:style-name="T35">horizontally </text:span><text:span text:style-name="T21">between the trees in the garden. <text:s/>For practical reasons the resonant feed line design was chosen here, the height above the ground is about 3.5m. <text:s/>Alas, too low to make it a </text:span><text:span text:style-name="T41">good </text:span><text:span text:style-name="T21">DX antenna, but then it was that or nothing. </text:span><text:span text:style-name="T44">The antenna is entirily made of RG58 cable, a nylon rope runs along with it for improved strength. <text:s text:c="2"/></text:span><text:span text:style-name="T21"><text:line-break/>The antenna impedance was measured and a small fixed LC circuit was installed in the remote transceiver box </text:span><text:span text:style-name="T24">as an antenna tuner </text:span><text:span text:style-name="T39">of sorts </text:span><text:span text:style-name="T21">to ensure that the VSWR </text:span><text:span text:style-name="T24">remains</text:span><text:span text:style-name="T21"> below 1.5. <text:line-break/></text:span><text:span text:style-name="T41">It was noted that the VSWR varies from 1.2 to 1.5 depending the weather. </text:span><text:span text:style-name="T21"><text:line-break/></text:span></text:p>
      <text:p text:style-name="P16"><text:span text:style-name="T4">The </text:span><text:span text:style-name="T8">h</text:span><text:span text:style-name="T4">ome device, hardware.</text:span><text:span text:style-name="T54"><text:line-break/>The hardware of the little home device is very similar as that of the µBIT-X Controller. <text:s/>The sound is connected to the audio input/output of a PC with a 3.5mm audio jack. <text:s/>The incoming sound is also diverted to a small (30mm) loudspeaker to monitor the received signal. <text:s/><text:line-break/>Note that the sound levels are kept intentionally high (i.e. around 1Veff), this in order to maximize the S/N ratio. The sound input/output towards the PC must hence be set accordingly (maximum for the output and almost nil for the input). <text:s/><text:line-break/>The second UART is led through a UART-USB chip and is used for the CAT. <text:s/>The USB connection is also used for powering the home device. <text:s/>Further peripherals are a small OLED display (128*64 pixels) connected to the I2Cbus (to monitor some vital parameters of the remote), a rotary encoder (to change the frequency), a potentiometer (speaker volume) and a toggle switch (to start/stop the connection with the remote). <text:s/></text:span></text:p>
      <text:p text:style-name="P15"/>
      <text:p text:style-name="P19"><text:span text:style-name="T2">The </text:span><text:span text:style-name="T8">h</text:span><text:span text:style-name="T2">ome device, software.</text:span><text:line-break/>The software of the little home device is also very similar to that of the µBIT-X Controller. No NTP synchronization or e-mail <text:s/>sending, instead the OLED display is configured during setup. <text:s/><text:line-break/>During looping, the sending of packets is controlled by the toggle switch. <text:span text:style-name="T84">C</text:span>ontrol and CAT messages <text:span text:style-name="T84">coming from the remote </text:span>are parsed <text:span text:style-name="T67">and put on the OLED display: current frequency and mode, HF </text:span><text:soft-page-break/><text:span text:style-name="T67">power out, VSWR, received packet count (at both ends), RSSI of the WiFi link (at both ends), battery voltage and temperature inside the housing. <text:s/></text:span></text:p>
      <text:p text:style-name="P19"/>
      <text:p text:style-name="P14">A few words about the handling of the CAT messages. <text:s/><text:span text:style-name="T73">By design th</text:span>e µBIT-X emulates (at least <text:span text:style-name="T53">the meaningful </text:span>part of) the CAT messages of the Yeasu FT817/FT857 transceiver. <text:s/>This works well when the µBIT-X is connected directly to a PC, I could however not make it work when connected to through the <text:span text:style-name="T53">chain of devices and the </text:span>internet, <text:span text:style-name="T84">most </text:span>probably a question of delay. <text:s/><text:line-break/>The following scheme was then implemented: <text:s/>The home device emulates in itself the above transceivers, responding immediately to satisfy the application on the PC. <text:s/>If something is changed (in practice the frequency or the mode) the corresponding message is send over the internet to the remote µBIT-X controller and to the µBIT-X <text:span text:style-name="T84">itself</text:span>. <text:s/>Any response of the latter is returned over the internet to the <text:span text:style-name="T53">user interface</text:span> of the home device. <text:line-break/>This scheme works well with Fldigi, however not <text:span text:style-name="T84">at all </text:span>with WSJT-X for reasons I have yet to understand. <text:s/>As for the PTT, three methods are <text:span text:style-name="T73">simply </text:span>used in parallel: the <text:span text:style-name="T53">DTR</text:span> method, the <text:span text:style-name="T53">CAT</text:span> method and the VOX method <text:span text:style-name="T73">(implemented in software)</text:span>. <text:s/></text:p>
      <text:p text:style-name="P10"/>
      <text:p text:style-name="P8">Construction notes.<text:line-break/><text:span text:style-name="T55">The PCB’s were designed with KiCad (version 5.1.6) in the form of a two layer board with generous ground planes. Most of the components are SMD though still solderable by hand.<text:line-break/>The </text:span><text:span text:style-name="T63">board assembled in one panel </text:span><text:span text:style-name="T55">were manufactured by jlcpcb.com, </text:span><text:span text:style-name="T63">they offer an </text:span><text:span text:style-name="T55">excellent </text:span><text:span text:style-name="T63">and fast </text:span><text:span text:style-name="T55">service. <text:s/></text:span><text:span text:style-name="T63">C</text:span><text:span text:style-name="T55">are was taken to get </text:span><text:span text:style-name="T66">all </text:span><text:span text:style-name="T55">the boards within an area of 100*100mm, their more or less permanent prototype discount offer. <text:line-break/>Most of the components were purchased at “</text:span><text:span text:style-name="T76">www.tme.eu</text:span><text:span text:style-name="T55">” </text:span><text:span text:style-name="T65">a</text:span><text:span text:style-name="T55">nd “</text:span><text:a xlink:type="simple" xlink:href="http://www.reichelt.com/" text:style-name="Internet_20_link" text:visited-style-name="Visited_20_Internet_20_Link"><text:span text:style-name="T63">www.r</text:span></text:a><text:a xlink:type="simple" xlink:href="http://www.reichelt.com/" text:style-name="Internet_20_link" text:visited-style-name="Visited_20_Internet_20_Link"><text:span text:style-name="T55">eichelt.com</text:span></text:a><text:span text:style-name="T55">“. <text:s/></text:span><text:span text:style-name="T63">The more exotic components (OLED display, audio transformers, ESP32-WROOM module, WM8731A, …) were purchased at “</text:span><text:a xlink:type="simple" xlink:href="http://www.aliexpress.com/" text:style-name="Internet_20_link" text:visited-style-name="Visited_20_Internet_20_Link"><text:span text:style-name="T63">www.aliexpress.com</text:span></text:a><text:span text:style-name="T63">”, </text:span><text:span text:style-name="T65">t</text:span><text:span text:style-name="T63">he </text:span><text:span text:style-name="T65">stuff is </text:span><text:span text:style-name="T63">on the road for about 6 weeks, but the price is unbeatable.</text:span></text:p>
      <text:p text:style-name="P8"><text:span text:style-name="T64">In order to load the software into the ESP32 with the Arduino IDE, a small UART-USB module should be connected to the first UART (debug, only the RD, TD and GND lines), the boot strap should be shorted and the reset button should be pressed. <text:s/><text:line-break/>The Solar Controlled was designed several years earlier, its software was made with AVR Studio 4. <text:s/>Alas, there is no Arduino IDE support for the ATtiny84. <text:s/></text:span><text:span text:style-name="T63"><text:line-break/></text:span><text:span text:style-name="T64">Finally, t</text:span><text:span text:style-name="T63">he housing of the home device was 3D-printed </text:span><text:span text:style-name="T66">(a little box of 100*50*30mm), </text:span><text:span text:style-name="T63">it was designed with OpenScad. <text:line-break/></text:span></text:p>
      <text:p text:style-name="P30"/>
      <text:p text:style-name="P6">Performance of the system <text:span text:style-name="T51">as a whole</text:span>.</text:p>
      <text:p text:style-name="P27">I am active only on the 20m band <text:span text:style-name="T74">for now</text:span>, the antenna being strictly monoband, <text:span text:style-name="T73">and then </text:span>mostly in <text:span text:style-name="T73">the popular </text:span>FT8 mode. <text:s/>With the 6...7W <text:span text:style-name="T73">of output power </text:span>it seems that I suffer some 10...15dB disadvantage versus other stations <text:span text:style-name="T73">(difference of their S/N report versus my S/N report)</text:span>. <text:span text:style-name="T75">This is probably more an issue of the QRP nature of the µBIT-X than the fact it is connected via the internet. <text:line-break/></text:span>The <text:span text:style-name="T74">additional </text:span>time delay due to digitization and buffering of the sound does not seem to have a significant effect, it is about 0.7s. <text:s/></text:p>
      <text:p text:style-name="P28">An other concern is the lack of cooling in the rather hermetic non metallic housing. <text:s/>When busy for one hour <text:span text:style-name="T84">atempting</text:span> QSO’s in FT8, the temperature inside the housing will rise <text:span text:style-name="T77">by </text:span>typically 5°C. <text:s/>Not too bad, but then it says little about the temperature of the power FET’s <text:span text:style-name="T79">of</text:span> the PA. <text:s/>Initial tests however indicated that their rather small radiators didn’t became too hot even after several minutes of transmitting. <text:s/></text:p>
      <text:p text:style-name="P40"/>
      <text:p text:style-name="P18"><text:span text:style-name="T70">Battery drain of the remote part</text:span>: <text:line-break/>- Solar Controller: <text:s/><text:tab/><text:tab/><text:tab/> <text:s text:c="3"/>3mA <text:span text:style-name="T75">(continuous)</text:span><text:line-break/>- µBIT-X Controller: <text:tab/><text:tab/><text:tab/> <text:s/>38mA <text:span text:style-name="T75">(when awake)</text:span></text:p>
      <text:p text:style-name="P17"><text:soft-page-break/>- µBIT-X receiving: <text:tab/><text:tab/><text:tab/>175mA <text:span text:style-name="T75">(when connected with the home device)</text:span><text:line-break/>- µBIT-X transmitting: <text:tab/> <text:s text:c="8"/>1125mA <text:span text:style-name="T75">(when transmitting a single tone at 6W)</text:span></text:p>
      <text:p text:style-name="P25"/>
      <text:p text:style-name="P26"><text:bookmark-start text:name="__DdeLink__872_206294524"/><text:span text:style-name="T2">Further improvements </text:span><text:span text:style-name="T9">and other considerations</text:span><text:span text:style-name="T2">.</text:span><text:line-break/><text:span text:style-name="T71">Since the µBiT-X is multi band, as a further evolution of this project, I intend to have a multi band antenna (at least adding the 40m band) and some form of switchable/variable antenna tuner. <text:s/></text:span></text:p>
      <text:p text:style-name="P29">Some trick to capture the speed of rotation of the rotary encoder on the home device and to vary the frequency step accordingly would be useful. <text:s/>Now each step is strictly 100Hz, which is rather inconvenient. <text:s/>Making WSJT-X’s CAT work with the home device would also be nice. <text:s/><text:line-break/>Currently there is no provision made as for internet security, i.o.w. anybody with the right <text:span text:style-name="T84">format of </text:span>UDP packets can access the remote device and use it (he/she has <text:span text:style-name="T84">still </text:span>to know the relevant URL of course). <text:s/>Some scheme with an encrypted signature <text:span text:style-name="T80">(e.g. HMAC style)</text:span> inside each packet authenticating the home device would be an improvement. <text:line-break/><text:span text:style-name="T81">Though the current design is intended for the use with digimodes, it can easily be adapted for voice operations. <text:s/>Adding a microphone amplifier and a PTT switch input would then be required. </text:span><text:line-break/><text:bookmark-end text:name="__DdeLink__872_206294524"/><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30T21:53:45.514178738</meta:creation-date>
    <dc:date>2020-07-14T12:00:52.327365189</dc:date>
    <meta:editing-duration>PT2H3M5S</meta:editing-duration>
    <meta:editing-cycles>26</meta:editing-cycles>
    <meta:generator>LibreOffice/6.0.7.3$Linux_X86_64 LibreOffice_project/00m0$Build-3</meta:generator>
    <meta:document-statistic meta:table-count="0" meta:image-count="0" meta:object-count="0" meta:page-count="6" meta:paragraph-count="37" meta:word-count="3519" meta:character-count="20654" meta:non-whitespace-character-count="16948"/>
  </office:meta>
</office:document-meta>
</file>